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5.304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1.1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105cm double #000080" style:border-line-width-right="0.035cm 0.035cm 0.035cm" style:rotation-angle="333" style:rotation-align="none" style:shrink-to-fit="tru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00ffff" fo:border="0.002cm solid #000000"/>
    </style:style>
    <style:style style:name="ce8" style:family="table-cell" style:parent-style-name="Default">
      <style:table-cell-properties fo:background-color="#ffcc99" fo:border="0.002cm solid #000000"/>
    </style:style>
    <style:style style:name="ce9" style:family="table-cell" style:parent-style-name="Default">
      <style:table-cell-properties fo:background-color="#0066cc" fo:border="0.002cm solid #000000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fo:background-color="#ffffff" fo:border="0.002cm solid #000000"/>
    </style:style>
    <style:style style:name="ce12" style:family="table-cell" style:parent-style-name="Default">
      <style:table-cell-properties fo:background-color="#00ffff" fo:border="0.002cm solid #000000"/>
      <style:text-properties fo:color="#ff8080"/>
    </style:style>
    <style:style style:name="ce13" style:family="table-cell" style:parent-style-name="Default">
      <style:table-cell-properties fo:background-color="#ffcc99" fo:border="0.002cm solid #000000"/>
      <style:text-properties fo:color="#ff8080"/>
    </style:style>
    <style:style style:name="ce14" style:family="table-cell" style:parent-style-name="Default" style:data-style-name="N75"/>
    <style:style style:name="ce15" style:family="table-cell" style:parent-style-name="Default">
      <style:table-cell-properties fo:background-color="#0084d1" fo:border="0.002cm solid #000000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24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2">
          <table:table-cell/>
          <table:table-cell table:style-name="ce2" office:value-type="string" table:number-columns-spanned="2" table:number-rows-spanned="1">
            <text:p>Gestion<text:tab/>des droits</text:p>
            <text:p><text:span text:style-name="T1">nouvelle</text:span> <text:s/>arborescence </text:p>
          </table:table-cell>
          <table:covered-table-cell table:style-name="Default"/>
          <table:table-cell/>
          <table:table-cell office:value-type="string">
            <text:p>Date</text:p>
          </table:table-cell>
          <table:table-cell table:style-name="ce14" office:value-type="date" office:date-value="2008-12-25">
            <text:p>25 déc. 2008</text:p>
          </table:table-cell>
          <table:table-cell table:number-columns-repeated="25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3">
          <table:table-cell/>
          <table:table-cell table:style-name="ce3" office:value-type="string">
            <text:p>Not printed</text:p>
          </table:table-cell>
          <table:table-cell table:style-name="Default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FONCTIONS</text:p>
          </table:table-cell>
          <table:table-cell table:style-name="ce10" office:value-type="string">
            <text:p>Direction générale</text:p>
          </table:table-cell>
          <table:table-cell table:style-name="ce10" office:value-type="string">
            <text:p>Secrétariat DG</text:p>
          </table:table-cell>
          <table:table-cell table:style-name="ce10" office:value-type="string">
            <text:p>Direction Formation</text:p>
          </table:table-cell>
          <table:table-cell table:style-name="ce10" office:value-type="string">
            <text:p>Direction technique</text:p>
          </table:table-cell>
          <table:table-cell table:style-name="ce10" office:value-type="string">
            <text:p>Direction personnel</text:p>
          </table:table-cell>
          <table:table-cell table:style-name="ce10" office:value-type="string">
            <text:p>Comptabilité</text:p>
          </table:table-cell>
          <table:table-cell table:style-name="ce10" office:value-type="string">
            <text:p>Pôle produit K1</text:p>
          </table:table-cell>
          <table:table-cell table:style-name="ce10" office:value-type="string">
            <text:p>Pôle produit K2</text:p>
          </table:table-cell>
          <table:table-cell table:style-name="ce10" office:value-type="string">
            <text:p>Pôle produit K3</text:p>
          </table:table-cell>
          <table:table-cell table:style-name="ce10" office:value-type="string">
            <text:p>Pôle produit K4</text:p>
          </table:table-cell>
          <table:table-cell table:style-name="ce10" office:value-type="string">
            <text:p>Pôle produit K5</text:p>
          </table:table-cell>
          <table:table-cell table:style-name="ce10" office:value-type="string">
            <text:p>Pôle produit K6</text:p>
          </table:table-cell>
          <table:table-cell table:style-name="ce10" office:value-type="string">
            <text:p>Pôle produit K7</text:p>
          </table:table-cell>
          <table:table-cell table:style-name="ce10" office:value-type="string">
            <text:p>Pôle produit K8</text:p>
          </table:table-cell>
          <table:table-cell table:style-name="ce10" office:value-type="string">
            <text:p>Pôle produit K9</text:p>
          </table:table-cell>
          <table:table-cell table:style-name="ce10" office:value-type="string">
            <text:p>Pôle produit K10</text:p>
          </table:table-cell>
          <table:table-cell table:style-name="ce10" office:value-type="string">
            <text:p>Pôle produit K11</text:p>
          </table:table-cell>
          <table:table-cell table:style-name="ce10" office:value-type="string">
            <text:p>Pôle produit K12</text:p>
          </table:table-cell>
          <table:table-cell table:style-name="ce10" office:value-type="string">
            <text:p>Pôle produit K13</text:p>
          </table:table-cell>
          <table:table-cell table:style-name="ce10" office:value-type="string">
            <text:p>Pôle produit K14</text:p>
          </table:table-cell>
          <table:table-cell table:style-name="ce10" office:value-type="string">
            <text:p>Pôle produit C1</text:p>
          </table:table-cell>
          <table:table-cell table:style-name="ce10" office:value-type="string">
            <text:p>Pôle produit C2</text:p>
          </table:table-cell>
          <table:table-cell table:style-name="ce10" office:value-type="string">
            <text:p>Pôle produit C3</text:p>
          </table:table-cell>
          <table:table-cell table:style-name="ce10" office:value-type="string">
            <text:p>Pôle produit N1</text:p>
          </table:table-cell>
          <table:table-cell table:style-name="ce1" table:number-columns-repeated="230"/>
        </table:table-row>
        <table:table-row table:style-name="ro1">
          <table:table-cell/>
          <table:table-cell table:style-name="ce5" office:value-type="string">
            <text:p>REPERTOIRES</text:p>
          </table:table-cell>
          <table:table-cell table:style-name="ce11" table:number-columns-repeated="3"/>
          <table:table-cell table:style-name="ce6" table:number-columns-repeated="2"/>
          <table:table-cell table:style-name="ce11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ADMINISTRATIF</text:p>
          </table:table-cell>
          <table:table-cell/>
          <table:table-cell table:style-name="ce7"/>
          <table:table-cell table:style-name="ce11"/>
          <table:table-cell table:style-name="ce6"/>
          <table:table-cell table:style-name="ce7" table:number-columns-repeated="2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AGRÉMENTS</text:p>
          </table:table-cell>
          <table:table-cell/>
          <table:table-cell table:style-name="ce7"/>
          <table:table-cell table:style-name="ce8"/>
          <table:table-cell table:style-name="ce7"/>
          <table:table-cell table:style-name="ce8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ARCHIVES</text:p>
          </table:table-cell>
          <table:table-cell table:style-name="ce12" table:number-columns-repeated="2"/>
          <table:table-cell table:style-name="ce13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ARCHIVES CONFIDENTIELLES</text:p>
          </table:table-cell>
          <table:table-cell/>
          <table:table-cell table:style-name="ce7"/>
          <table:table-cell table:style-name="ce8" table:number-columns-repeated="4"/>
          <table:table-cell table:style-name="ce11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COMPTABILITÉ</text:p>
          </table:table-cell>
          <table:table-cell/>
          <table:table-cell table:style-name="ce11" table:number-columns-repeated="2"/>
          <table:table-cell table:style-name="ce6"/>
          <table:table-cell table:style-name="ce7" table:number-columns-repeated="2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DIRECTION</text:p>
          </table:table-cell>
          <table:table-cell/>
          <table:table-cell table:style-name="ce8"/>
          <table:table-cell table:style-name="ce11"/>
          <table:table-cell table:style-name="ce6" table:number-columns-repeated="21"/>
          <table:table-cell table:number-columns-repeated="230"/>
        </table:table-row>
        <table:table-row table:style-name="ro1">
          <table:table-cell/>
          <table:table-cell office:value-type="string">
            <text:p>FORMATION</text:p>
          </table:table-cell>
          <table:table-cell/>
          <table:table-cell table:style-name="ce7" table:number-columns-repeated="3"/>
          <table:table-cell table:style-name="ce6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INFORMATIQUE</text:p>
          </table:table-cell>
          <table:table-cell/>
          <table:table-cell table:style-name="ce7" table:number-columns-repeated="2"/>
          <table:table-cell table:style-name="ce6" table:number-columns-repeated="21"/>
          <table:table-cell table:number-columns-repeated="230"/>
        </table:table-row>
        <table:table-row table:style-name="ro1">
          <table:table-cell/>
          <table:table-cell office:value-type="string">
            <text:p>NOTES et COMPTE RENDUS</text:p>
          </table:table-cell>
          <table:table-cell/>
          <table:table-cell table:style-name="ce7" table:number-columns-repeated="5"/>
          <table:table-cell table:style-name="ce8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PERSONNEL</text:p>
          </table:table-cell>
          <table:table-cell/>
          <table:table-cell table:style-name="ce11" table:number-columns-repeated="2"/>
          <table:table-cell table:style-name="ce6"/>
          <table:table-cell table:style-name="ce7"/>
          <table:table-cell table:style-name="ce6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PLAN QUALITÉ APPLICATION</text:p>
          </table:table-cell>
          <table:table-cell/>
          <table:table-cell table:style-name="ce7" table:number-columns-repeated="23"/>
          <table:table-cell table:number-columns-repeated="230"/>
        </table:table-row>
        <table:table-row table:style-name="ro1">
          <table:table-cell/>
          <table:table-cell office:value-type="string">
            <text:p>PLAN QUALITÉ MASTER</text:p>
          </table:table-cell>
          <table:table-cell/>
          <table:table-cell table:style-name="ce7" table:number-columns-repeated="3"/>
          <table:table-cell table:style-name="ce6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PLAN QUALITÉ VALID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PÔLES PRODUITS</text:p>
          </table:table-cell>
          <table:table-cell/>
          <table:table-cell table:style-name="ce7" table:number-columns-repeated="5"/>
          <table:table-cell table:style-name="ce15" office:value-type="string">
            <text:p>K1</text:p>
          </table:table-cell>
          <table:table-cell table:style-name="ce15" office:value-type="string">
            <text:p>K2</text:p>
          </table:table-cell>
          <table:table-cell table:style-name="ce15" office:value-type="string">
            <text:p>K3</text:p>
          </table:table-cell>
          <table:table-cell table:style-name="ce15" office:value-type="string">
            <text:p>K4</text:p>
          </table:table-cell>
          <table:table-cell table:style-name="ce15" office:value-type="string">
            <text:p>K5</text:p>
          </table:table-cell>
          <table:table-cell table:style-name="ce15" office:value-type="string">
            <text:p>K6</text:p>
          </table:table-cell>
          <table:table-cell table:style-name="ce15" office:value-type="string">
            <text:p>K7</text:p>
          </table:table-cell>
          <table:table-cell table:style-name="ce15" office:value-type="string">
            <text:p>K8</text:p>
          </table:table-cell>
          <table:table-cell table:style-name="ce15" office:value-type="string">
            <text:p>K9</text:p>
          </table:table-cell>
          <table:table-cell table:style-name="ce15" office:value-type="string">
            <text:p>K10</text:p>
          </table:table-cell>
          <table:table-cell table:style-name="ce15" office:value-type="string">
            <text:p>K11</text:p>
          </table:table-cell>
          <table:table-cell table:style-name="ce15" office:value-type="string">
            <text:p>K12</text:p>
          </table:table-cell>
          <table:table-cell table:style-name="ce15" office:value-type="string">
            <text:p>K13</text:p>
          </table:table-cell>
          <table:table-cell table:style-name="ce15" office:value-type="string">
            <text:p>K14</text:p>
          </table:table-cell>
          <table:table-cell table:style-name="ce15" office:value-type="string">
            <text:p>C1</text:p>
          </table:table-cell>
          <table:table-cell table:style-name="ce15" office:value-type="string">
            <text:p>C2</text:p>
          </table:table-cell>
          <table:table-cell table:style-name="ce15" office:value-type="string">
            <text:p>C3</text:p>
          </table:table-cell>
          <table:table-cell table:style-name="ce15" office:value-type="string">
            <text:p>N1</text:p>
          </table:table-cell>
          <table:table-cell table:number-columns-repeated="230"/>
        </table:table-row>
        <table:table-row table:style-name="ro1">
          <table:table-cell/>
          <table:table-cell office:value-type="string">
            <text:p>RÉFÉRENTIELS EXTERNES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TÉLÉCOPIES</text:p>
          </table:table-cell>
          <table:table-cell/>
          <table:table-cell table:style-name="ce7"/>
          <table:table-cell table:style-name="ce8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VEILLE RÉGLEMENTAIR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 table:number-columns-repeated="2"/>
          <table:table-cell table:style-name="ce6" table:number-columns-repeated="24"/>
          <table:table-cell table:number-columns-repeated="230"/>
        </table:table-row>
        <table:table-row table:style-name="ro1">
          <table:table-cell table:number-columns-repeated="2"/>
          <table:table-cell table:style-name="ce6" office:value-type="string">
            <text:p>A KUPIEC</text:p>
          </table:table-cell>
          <table:table-cell table:style-name="ce6" office:value-type="string">
            <text:p>A NOGUERA</text:p>
          </table:table-cell>
          <table:table-cell table:style-name="ce6" office:value-type="string">
            <text:p>P DEBERGH</text:p>
          </table:table-cell>
          <table:table-cell table:style-name="ce6" office:value-type="string">
            <text:p>P DEBERGH</text:p>
          </table:table-cell>
          <table:table-cell table:style-name="ce6" office:value-type="string">
            <text:p>A KUPIEC</text:p>
          </table:table-cell>
          <table:table-cell table:style-name="ce6" office:value-type="string">
            <text:p>S OURTIRANE</text:p>
          </table:table-cell>
          <table:table-cell table:style-name="ce6" office:value-type="string">
            <text:p>CAILLOT </text:p>
          </table:table-cell>
          <table:table-cell table:style-name="ce6" office:value-type="string">
            <text:p>LAPIERRE</text:p>
          </table:table-cell>
          <table:table-cell table:style-name="ce6" office:value-type="string">
            <text:p>TRINDADE</text:p>
          </table:table-cell>
          <table:table-cell table:style-name="ce6" office:value-type="string">
            <text:p>PINON</text:p>
          </table:table-cell>
          <table:table-cell table:style-name="ce6" office:value-type="string">
            <text:p>CHAILLAN</text:p>
          </table:table-cell>
          <table:table-cell table:style-name="ce6" office:value-type="string">
            <text:p>TRINDADE</text:p>
          </table:table-cell>
          <table:table-cell table:style-name="ce6" office:value-type="string">
            <text:p>COFFIGNY</text:p>
          </table:table-cell>
          <table:table-cell table:style-name="ce6" office:value-type="string">
            <text:p>RABINE</text:p>
          </table:table-cell>
          <table:table-cell table:style-name="ce6" office:value-type="string">
            <text:p>THOMAS</text:p>
          </table:table-cell>
          <table:table-cell table:style-name="ce6" office:value-type="string">
            <text:p>BUCH</text:p>
          </table:table-cell>
          <table:table-cell table:style-name="ce6" office:value-type="string">
            <text:p>GOLDBRO</text:p>
          </table:table-cell>
          <table:table-cell table:style-name="ce6" office:value-type="string">
            <text:p>TRINDADE</text:p>
          </table:table-cell>
          <table:table-cell table:style-name="ce6" office:value-type="string">
            <text:p>DAVID</text:p>
          </table:table-cell>
          <table:table-cell table:style-name="ce6" office:value-type="string">
            <text:p>GERMAIN</text:p>
          </table:table-cell>
          <table:table-cell table:style-name="ce6" office:value-type="string">
            <text:p>ROLLER</text:p>
          </table:table-cell>
          <table:table-cell table:style-name="ce6" office:value-type="string">
            <text:p>D IOLI</text:p>
          </table:table-cell>
          <table:table-cell table:style-name="ce6" office:value-type="string">
            <text:p>BUCH</text:p>
          </table:table-cell>
          <table:table-cell table:style-name="ce6" office:value-type="string">
            <text:p>BUCH</text:p>
          </table:table-cell>
          <table:table-cell table:number-columns-repeated="23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>
            <text:p>R JUGON</text:p>
          </table:table-cell>
          <table:table-cell table:style-name="ce6" office:value-type="string">
            <text:p>E KUPIEC</text:p>
          </table:table-cell>
          <table:table-cell table:style-name="ce6" office:value-type="string">
            <text:p>A FALLON</text:p>
          </table:table-cell>
          <table:table-cell table:style-name="ce6" office:value-type="string">
            <text:p>NAROUM</text:p>
          </table:table-cell>
          <table:table-cell table:style-name="ce6" office:value-type="string">
            <text:p>NAROUM</text:p>
          </table:table-cell>
          <table:table-cell table:style-name="ce6" office:value-type="string">
            <text:p>EMILIE</text:p>
          </table:table-cell>
          <table:table-cell table:style-name="ce6" office:value-type="string">
            <text:p>SIMON</text:p>
          </table:table-cell>
          <table:table-cell table:style-name="ce6" office:value-type="string">
            <text:p>MARKS</text:p>
          </table:table-cell>
          <table:table-cell table:style-name="ce6" office:value-type="string">
            <text:p>EMILIE</text:p>
          </table:table-cell>
          <table:table-cell table:style-name="ce6" office:value-type="string">
            <text:p>EMILIE</text:p>
          </table:table-cell>
          <table:table-cell table:style-name="ce6" office:value-type="string">
            <text:p>NAROUM</text:p>
          </table:table-cell>
          <table:table-cell table:style-name="ce6" office:value-type="string">
            <text:p>AUCHECOR</text:p>
          </table:table-cell>
          <table:table-cell table:style-name="ce6" office:value-type="string">
            <text:p>AUCHECOR</text:p>
          </table:table-cell>
          <table:table-cell table:style-name="ce6" office:value-type="string">
            <text:p>NAROUM</text:p>
          </table:table-cell>
          <table:table-cell table:style-name="ce6" office:value-type="string">
            <text:p>EMILIE</text:p>
          </table:table-cell>
          <table:table-cell table:style-name="ce6" office:value-type="string">
            <text:p>SIMON</text:p>
          </table:table-cell>
          <table:table-cell table:style-name="ce6" office:value-type="string">
            <text:p>AUCHECOR</text:p>
          </table:table-cell>
          <table:table-cell table:style-name="ce6" office:value-type="string">
            <text:p>L NOGUERA</text:p>
          </table:table-cell>
          <table:table-cell table:style-name="ce6" office:value-type="string">
            <text:p>J IOLI</text:p>
          </table:table-cell>
          <table:table-cell table:style-name="ce6" office:value-type="string">
            <text:p>MOUTAUX</text:p>
          </table:table-cell>
          <table:table-cell table:style-name="ce6" office:value-type="string">
            <text:p>AUCHECOR</text:p>
          </table:table-cell>
          <table:table-cell table:number-columns-repeated="23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>
            <text:p>B MELINON</text:p>
          </table:table-cell>
          <table:table-cell table:style-name="ce6"/>
          <table:table-cell table:style-name="ce6" office:value-type="string">
            <text:p>E KUPIEC</text:p>
          </table:table-cell>
          <table:table-cell table:style-name="ce6" table:number-columns-repeated="15"/>
          <table:table-cell table:style-name="ce6" office:value-type="string">
            <text:p>J HALM</text:p>
          </table:table-cell>
          <table:table-cell table:style-name="ce6" table:number-columns-repeated="2"/>
          <table:table-cell table:number-columns-repeated="23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>
            <text:p>G BROIHIER</text:p>
          </table:table-cell>
          <table:table-cell table:style-name="ce6" table:number-columns-repeated="20"/>
          <table:table-cell table:number-columns-repeated="230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7"/>
          <table:table-cell table:style-name="Default" office:value-type="string">
            <text:p>LECTURE ECRITURE</text:p>
          </table:table-cell>
          <table:table-cell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8"/>
          <table:table-cell table:style-name="Default" office:value-type="string">
            <text:p>LECTURE SEULE</text:p>
          </table:table-cell>
          <table:table-cell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9"/>
          <table:table-cell table:style-name="Default" office:value-type="string">
            <text:p>ACCES ECRITURE LIMITE AUX POLES PRODUITS LISTES</text:p>
          </table:table-cell>
          <table:table-cell table:number-columns-repeated="253"/>
        </table:table-row>
      </table:table>
      <table:table table:name="use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onia MARKS</text:p>
          </table:table-cell>
          <table:table-cell office:value-type="string">
            <text:p>s.marks@alphacadet.fr</text:p>
          </table:table-cell>
          <table:table-cell office:value-type="string">
            <text:p>smarks</text:p>
          </table:table-cell>
          <table:table-cell/>
        </table:table-row>
        <table:table-row table:style-name="ro1">
          <table:table-cell office:value-type="string">
            <text:p>E. KUPIEC</text:p>
          </table:table-cell>
          <table:table-cell office:value-type="string">
            <text:p>e.kupiec@alphacadet.fr</text:p>
          </table:table-cell>
          <table:table-cell office:value-type="string">
            <text:p>ekupiec</text:p>
          </table:table-cell>
          <table:table-cell/>
        </table:table-row>
        <table:table-row table:style-name="ro1">
          <table:table-cell office:value-type="string">
            <text:p>S. ADELINE</text:p>
          </table:table-cell>
          <table:table-cell office:value-type="string">
            <text:p>s.adeline@alphacadet.fr</text:p>
          </table:table-cell>
          <table:table-cell office:value-type="string">
            <text:p>sadeline</text:p>
          </table:table-cell>
          <table:table-cell/>
        </table:table-row>
        <table:table-row table:style-name="ro1">
          <table:table-cell office:value-type="string">
            <text:p>S. NAROUM</text:p>
          </table:table-cell>
          <table:table-cell office:value-type="string">
            <text:p>s.naroum@alphacadet.fr</text:p>
          </table:table-cell>
          <table:table-cell office:value-type="string">
            <text:p>snaroum</text:p>
          </table:table-cell>
          <table:table-cell/>
        </table:table-row>
        <table:table-row table:style-name="ro1">
          <table:table-cell office:value-type="string">
            <text:p>H. ADELINE</text:p>
          </table:table-cell>
          <table:table-cell office:value-type="string">
            <text:p>h.adeline@alphacadet.fr</text:p>
          </table:table-cell>
          <table:table-cell office:value-type="string">
            <text:p>hadeline</text:p>
          </table:table-cell>
          <table:table-cell/>
        </table:table-row>
        <table:table-row table:style-name="ro1">
          <table:table-cell office:value-type="string">
            <text:p>Alain KUPIEC</text:p>
          </table:table-cell>
          <table:table-cell office:value-type="string">
            <text:p>a.kupiec@alphacadet.fr</text:p>
          </table:table-cell>
          <table:table-cell office:value-type="string">
            <text:p>akupiec</text:p>
          </table:table-cell>
          <table:table-cell/>
        </table:table-row>
        <table:table-row table:style-name="ro1">
          <table:table-cell office:value-type="string">
            <text:p>Philippe DEBERGH</text:p>
          </table:table-cell>
          <table:table-cell office:value-type="string">
            <text:p>p.debergh@alphacadet.fr</text:p>
          </table:table-cell>
          <table:table-cell office:value-type="string">
            <text:p>pdebergh</text:p>
          </table:table-cell>
          <table:table-cell/>
        </table:table-row>
        <table:table-row table:style-name="ro1">
          <table:table-cell office:value-type="string">
            <text:p>D. CAILLOT</text:p>
          </table:table-cell>
          <table:table-cell office:value-type="string">
            <text:p>d.caillot@alphacadet.fr</text:p>
          </table:table-cell>
          <table:table-cell office:value-type="string">
            <text:p>dcaillot</text:p>
          </table:table-cell>
          <table:table-cell/>
        </table:table-row>
        <table:table-row table:style-name="ro1">
          <table:table-cell office:value-type="string">
            <text:p>Ph. COFFIGNY</text:p>
          </table:table-cell>
          <table:table-cell office:value-type="string">
            <text:p>p.coffigny@alphacadet.fr</text:p>
          </table:table-cell>
          <table:table-cell office:value-type="string">
            <text:p>pcoffigny</text:p>
          </table:table-cell>
          <table:table-cell/>
        </table:table-row>
        <table:table-row table:style-name="ro1">
          <table:table-cell office:value-type="string">
            <text:p>V. BEGUE</text:p>
          </table:table-cell>
          <table:table-cell office:value-type="string">
            <text:p>v.begue@alphacadet.fr</text:p>
          </table:table-cell>
          <table:table-cell office:value-type="string">
            <text:p>vbegue</text:p>
          </table:table-cell>
          <table:table-cell/>
        </table:table-row>
        <table:table-row table:style-name="ro1">
          <table:table-cell office:value-type="string">
            <text:p>N. VIVIEN</text:p>
          </table:table-cell>
          <table:table-cell office:value-type="string">
            <text:p>n.vivien@alphacadet.fr</text:p>
          </table:table-cell>
          <table:table-cell office:value-type="string">
            <text:p>nvivien</text:p>
          </table:table-cell>
          <table:table-cell/>
        </table:table-row>
        <table:table-row table:style-name="ro1">
          <table:table-cell office:value-type="string">
            <text:p>B. RUYSSEN</text:p>
          </table:table-cell>
          <table:table-cell office:value-type="string">
            <text:p>b.ruyssen@alphacadet.fr</text:p>
          </table:table-cell>
          <table:table-cell office:value-type="string">
            <text:p>bruyssen</text:p>
          </table:table-cell>
          <table:table-cell/>
        </table:table-row>
        <table:table-row table:style-name="ro1">
          <table:table-cell office:value-type="string">
            <text:p>F FERREIRA</text:p>
          </table:table-cell>
          <table:table-cell office:value-type="string">
            <text:p>f.ferreira@alphacadet.fr</text:p>
          </table:table-cell>
          <table:table-cell office:value-type="string">
            <text:p>fferreira</text:p>
          </table:table-cell>
          <table:table-cell/>
        </table:table-row>
        <table:table-row table:style-name="ro1">
          <table:table-cell office:value-type="string">
            <text:p>G. FANDAUT</text:p>
          </table:table-cell>
          <table:table-cell office:value-type="string">
            <text:p>g.fandaut@alphacadet.fr</text:p>
          </table:table-cell>
          <table:table-cell office:value-type="string">
            <text:p>gfandaut</text:p>
          </table:table-cell>
          <table:table-cell/>
        </table:table-row>
        <table:table-row table:style-name="ro1">
          <table:table-cell office:value-type="string">
            <text:p>E. GOLDBRONN</text:p>
          </table:table-cell>
          <table:table-cell office:value-type="string">
            <text:p>e.goldbronn@alphacadet.fr</text:p>
          </table:table-cell>
          <table:table-cell office:value-type="string">
            <text:p>egoldbronn</text:p>
          </table:table-cell>
          <table:table-cell/>
        </table:table-row>
        <table:table-row table:style-name="ro1">
          <table:table-cell office:value-type="string">
            <text:p>D. VERDIN</text:p>
          </table:table-cell>
          <table:table-cell office:value-type="string">
            <text:p>d.verdin@alphacadet.fr</text:p>
          </table:table-cell>
          <table:table-cell office:value-type="string">
            <text:p>dverdin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J. FORE</text:p>
          </table:table-cell>
          <table:table-cell office:value-type="string">
            <text:p>j.fore@alphacadet.fr</text:p>
          </table:table-cell>
          <table:table-cell office:value-type="string">
            <text:p>jfor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JJ. PINON</text:p>
          </table:table-cell>
          <table:table-cell office:value-type="string">
            <text:p>jj.pinon@alphacadet.fr</text:p>
          </table:table-cell>
          <table:table-cell office:value-type="string">
            <text:p>jjpino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M. GASQUY</text:p>
          </table:table-cell>
          <table:table-cell office:value-type="string">
            <text:p>m.gasquy@alphacadet.fr</text:p>
          </table:table-cell>
          <table:table-cell office:value-type="string">
            <text:p>mgasquy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. MICHEL</text:p>
          </table:table-cell>
          <table:table-cell office:value-type="string">
            <text:p>c.michel@alphacadet.fr</text:p>
          </table:table-cell>
          <table:table-cell office:value-type="string">
            <text:p>cmichel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B. DAVID</text:p>
          </table:table-cell>
          <table:table-cell office:value-type="string">
            <text:p>b.david@alphacadet.fr</text:p>
          </table:table-cell>
          <table:table-cell office:value-type="string">
            <text:p>bdavid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Ph. DI VITA</text:p>
          </table:table-cell>
          <table:table-cell office:value-type="string">
            <text:p>p.divita@alphacadet.fr</text:p>
          </table:table-cell>
          <table:table-cell office:value-type="string">
            <text:p>pdivita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R. NONNENMACHER</text:p>
          </table:table-cell>
          <table:table-cell office:value-type="string">
            <text:p>r.nonnenmacher@alphacadet.fr</text:p>
          </table:table-cell>
          <table:table-cell office:value-type="string">
            <text:p>rnonnenmach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. SCHINI</text:p>
          </table:table-cell>
          <table:table-cell office:value-type="string">
            <text:p>v.schini@alphacadet.fr</text:p>
          </table:table-cell>
          <table:table-cell office:value-type="string">
            <text:p>vschini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Y. ROLLER</text:p>
          </table:table-cell>
          <table:table-cell office:value-type="string">
            <text:p>y.roller@alphacadet.fr</text:p>
          </table:table-cell>
          <table:table-cell office:value-type="string">
            <text:p>yroller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ngélique NOGUERA</text:p>
          </table:table-cell>
          <table:table-cell office:value-type="string">
            <text:p>a.noguera@alphacadet.fr</text:p>
          </table:table-cell>
          <table:table-cell office:value-type="string">
            <text:p>anoguera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D. LAPIERRE</text:p>
          </table:table-cell>
          <table:table-cell office:value-type="string">
            <text:p>d.lapierre@alphacadet.fr</text:p>
          </table:table-cell>
          <table:table-cell office:value-type="string">
            <text:p>dlapierr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M. DOUMBOUYA</text:p>
          </table:table-cell>
          <table:table-cell office:value-type="string">
            <text:p>m.doumbouya@alphacadet.fr</text:p>
          </table:table-cell>
          <table:table-cell office:value-type="string">
            <text:p>mdoumbouya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. FALLON</text:p>
          </table:table-cell>
          <table:table-cell office:value-type="string">
            <text:p>a.fallon@alphacadet.fr</text:p>
          </table:table-cell>
          <table:table-cell office:value-type="string">
            <text:p>afallon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A. MOUTAUX</text:p>
          </table:table-cell>
          <table:table-cell office:value-type="string">
            <text:p>a.moutaux@alphacadet.fr</text:p>
          </table:table-cell>
          <table:table-cell office:value-type="string">
            <text:p>amoutaux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P. SANTOS</text:p>
          </table:table-cell>
          <table:table-cell office:value-type="string">
            <text:p>p.santos@alphacadet.fr</text:p>
          </table:table-cell>
          <table:table-cell office:value-type="string">
            <text:p>psantos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D. SALZARD</text:p>
          </table:table-cell>
          <table:table-cell office:value-type="string">
            <text:p>d.salzard@alphacadet.fr</text:p>
          </table:table-cell>
          <table:table-cell office:value-type="string">
            <text:p>dsalzard</text:p>
          </table:table-cell>
          <table:table-cell office:value-type="string">
            <text:p>L out</text:p>
          </table:table-cell>
        </table:table-row>
        <table:table-row table:style-name="ro1">
          <table:table-cell office:value-type="string">
            <text:p>C. MULLER</text:p>
          </table:table-cell>
          <table:table-cell office:value-type="string">
            <text:p>c.muller@alphacadet.fr</text:p>
          </table:table-cell>
          <table:table-cell office:value-type="string">
            <text:p>cmuller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S. BUCH</text:p>
          </table:table-cell>
          <table:table-cell office:value-type="string">
            <text:p>s.buch@alphacadet.fr</text:p>
          </table:table-cell>
          <table:table-cell office:value-type="string">
            <text:p>sbuch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S. MEJEMBIR</text:p>
          </table:table-cell>
          <table:table-cell office:value-type="string">
            <text:p>s.mejembir@alphacadet.fr</text:p>
          </table:table-cell>
          <table:table-cell office:value-type="string">
            <text:p>smejembir</text:p>
          </table:table-cell>
          <table:table-cell office:value-type="string">
            <text:p>L out</text:p>
          </table:table-cell>
        </table:table-row>
        <table:table-row table:style-name="ro1">
          <table:table-cell office:value-type="string">
            <text:p>J. WARIN</text:p>
          </table:table-cell>
          <table:table-cell office:value-type="string">
            <text:p>j.warin@alphacadet.fr</text:p>
          </table:table-cell>
          <table:table-cell office:value-type="string">
            <text:p>jwarin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S. ERARD</text:p>
          </table:table-cell>
          <table:table-cell office:value-type="string">
            <text:p>s.erard@alphacadet.fr</text:p>
          </table:table-cell>
          <table:table-cell office:value-type="string">
            <text:p>serard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D. IOLI</text:p>
          </table:table-cell>
          <table:table-cell office:value-type="string">
            <text:p>d.ioli@alphacadet.fr</text:p>
          </table:table-cell>
          <table:table-cell office:value-type="string">
            <text:p>dioli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N. NADOUR</text:p>
          </table:table-cell>
          <table:table-cell office:value-type="string">
            <text:p>a.nadour@alphacadet.fr</text:p>
          </table:table-cell>
          <table:table-cell office:value-type="string">
            <text:p>anadour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. BROIHIER</text:p>
          </table:table-cell>
          <table:table-cell office:value-type="string">
            <text:p>g.broihier@alphacadet.fr</text:p>
          </table:table-cell>
          <table:table-cell office:value-type="string">
            <text:p>gbroihier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h. Chaillan</text:p>
          </table:table-cell>
          <table:table-cell office:value-type="string">
            <text:p>ph.chaillan@alphacadet.fr</text:p>
          </table:table-cell>
          <table:table-cell office:value-type="string">
            <text:p>phchaillan</text:p>
          </table:table-cell>
          <table:table-cell office:value-type="string">
            <text:p>Ni</text:p>
          </table:table-cell>
        </table:table-row>
        <table:table-row table:style-name="ro1">
          <table:table-cell office:value-type="string">
            <text:p>Sandrine Luce</text:p>
          </table:table-cell>
          <table:table-cell office:value-type="string">
            <text:p>s.luce@alphacadet.fr</text:p>
          </table:table-cell>
          <table:table-cell office:value-type="string">
            <text:p>sluc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Bernard Melinon</text:p>
          </table:table-cell>
          <table:table-cell office:value-type="string">
            <text:p>b.melinon@alphacadet.fr</text:p>
          </table:table-cell>
          <table:table-cell office:value-type="string">
            <text:p>bmelinon</text:p>
          </table:table-cell>
          <table:table-cell/>
        </table:table-row>
        <table:table-row table:style-name="ro1">
          <table:table-cell office:value-type="string">
            <text:p>Rene JUGON</text:p>
          </table:table-cell>
          <table:table-cell office:value-type="string">
            <text:p>r.jugon@alphacadet.fr</text:p>
          </table:table-cell>
          <table:table-cell office:value-type="string">
            <text:p>rjugon</text:p>
          </table:table-cell>
          <table:table-cell/>
        </table:table-row>
        <table:table-row table:style-name="ro1">
          <table:table-cell office:value-type="string">
            <text:p>J. Trindade</text:p>
          </table:table-cell>
          <table:table-cell office:value-type="string">
            <text:p>j.trindade@alphacadet.fr</text:p>
          </table:table-cell>
          <table:table-cell office:value-type="string">
            <text:p>jtrindade</text:p>
          </table:table-cell>
          <table:table-cell/>
        </table:table-row>
        <table:table-row table:style-name="ro1">
          <table:table-cell office:value-type="string">
            <text:p>Gilbert Le Pennec</text:p>
          </table:table-cell>
          <table:table-cell office:value-type="string">
            <text:p>g.lepennec@alphacadet.fr</text:p>
          </table:table-cell>
          <table:table-cell office:value-type="string">
            <text:p>glepennec</text:p>
          </table:table-cell>
          <table:table-cell/>
        </table:table-row>
        <table:table-row table:style-name="ro1">
          <table:table-cell office:value-type="string">
            <text:p>Claire Auchecorne</text:p>
          </table:table-cell>
          <table:table-cell office:value-type="string">
            <text:p>c.auchecorne@alphacadet.fr</text:p>
          </table:table-cell>
          <table:table-cell office:value-type="string">
            <text:p>cauchecorn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P. Brouillac</text:p>
          </table:table-cell>
          <table:table-cell office:value-type="string">
            <text:p>p.brouillac@alphacadet.fr</text:p>
          </table:table-cell>
          <table:table-cell table:number-columns-repeated="2"/>
        </table:table-row>
        <table:table-row table:style-name="ro1">
          <table:table-cell office:value-type="string">
            <text:p>S. Ourtirane</text:p>
          </table:table-cell>
          <table:table-cell office:value-type="string">
            <text:p>s.ourtirane@alphacadet.fr</text:p>
          </table:table-cell>
          <table:table-cell office:value-type="string">
            <text:p>sourtiran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delaide THYRIOT</text:p>
          </table:table-cell>
          <table:table-cell office:value-type="string">
            <text:p>a.thyriot@alphacadet.fr</text:p>
          </table:table-cell>
          <table:table-cell office:value-type="string">
            <text:p>athyriot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Céline TAILLEFER</text:p>
          </table:table-cell>
          <table:table-cell office:value-type="string">
            <text:p>c.taillefer@alphacadet.fr</text:p>
          </table:table-cell>
          <table:table-cell office:value-type="string">
            <text:p>ctaillefer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Angélique SIMON</text:p>
          </table:table-cell>
          <table:table-cell office:value-type="string">
            <text:p>a.simon@alphacadet.fr</text:p>
          </table:table-cell>
          <table:table-cell office:value-type="string">
            <text:p>asimo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Lysa Noguera</text:p>
          </table:table-cell>
          <table:table-cell office:value-type="string">
            <text:p>l.noguera@alphacadet.fr</text:p>
          </table:table-cell>
          <table:table-cell office:value-type="string">
            <text:p>lnoguera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Emilie Bouniol</text:p>
          </table:table-cell>
          <table:table-cell office:value-type="string">
            <text:p>e.bouniol@alphacadet.fr</text:p>
          </table:table-cell>
          <table:table-cell office:value-type="string">
            <text:p>ebouniol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Francis Araminthe</text:p>
          </table:table-cell>
          <table:table-cell office:value-type="string">
            <text:p>f.araminthe@alphacadet.fr</text:p>
          </table:table-cell>
          <table:table-cell office:value-type="string">
            <text:p>faraminthe</text:p>
          </table:table-cell>
          <table:table-cell/>
        </table:table-row>
        <table:table-row table:style-name="ro1">
          <table:table-cell office:value-type="string">
            <text:p>Delphine Fouillot</text:p>
          </table:table-cell>
          <table:table-cell office:value-type="string">
            <text:p>d.fouillot@alphacadet.fr</text:p>
          </table:table-cell>
          <table:table-cell office:value-type="string">
            <text:p>dfouillot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Julia Ioli</text:p>
          </table:table-cell>
          <table:table-cell office:value-type="string">
            <text:p>j.ioli@alphacadet.fr</text:p>
          </table:table-cell>
          <table:table-cell table:number-columns-repeated="2"/>
        </table:table-row>
        <table:table-row table:style-name="ro1">
          <table:table-cell office:value-type="string">
            <text:p>Emmanuel Thomas</text:p>
          </table:table-cell>
          <table:table-cell office:value-type="string">
            <text:p>e.thomas@alphacadet.fr</text:p>
          </table:table-cell>
          <table:table-cell table:number-columns-repeated="2"/>
        </table:table-row>
        <table:table-row table:style-name="ro1">
          <table:table-cell office:value-type="string">
            <text:p>Mikaelle Bigerel</text:p>
          </table:table-cell>
          <table:table-cell office:value-type="string">
            <text:p>m.bigerel@alphacadet.fr</text:p>
          </table:table-cell>
          <table:table-cell office:value-type="string">
            <text:p>mbigerel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Agnès Boutevillain</text:p>
          </table:table-cell>
          <table:table-cell office:value-type="string">
            <text:p>a.boutevillain@alphacadet.fr</text:p>
          </table:table-cell>
          <table:table-cell office:value-type="string">
            <text:p>aboutevillain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Franck Egger</text:p>
          </table:table-cell>
          <table:table-cell office:value-type="string">
            <text:p>f.egger@alphacadet.fr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Jacqueline HALM</text:p>
          </table:table-cell>
          <table:table-cell office:value-type="string">
            <text:p>j.halm@alphacadet.fr</text:p>
          </table:table-cell>
          <table:table-cell office:value-type="string">
            <text:p>jhalm</text:p>
          </table:table-cell>
          <table:table-cell/>
        </table:table-row>
        <table:table-row table:style-name="ro1">
          <table:table-cell office:value-type="string">
            <text:p>Victor Da Costa</text:p>
          </table:table-cell>
          <table:table-cell office:value-type="string">
            <text:p>v.dacosta@alphacadet.fr</text:p>
          </table:table-cell>
          <table:table-cell office:value-type="string">
            <text:p>vdacosta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lain RABINE</text:p>
          </table:table-cell>
          <table:table-cell office:value-type="string">
            <text:p>a.rabine@alphacadet.fr</text:p>
          </table:table-cell>
          <table:table-cell office:value-type="string">
            <text:p>arabine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Mario Piel</text:p>
          </table:table-cell>
          <table:table-cell office:value-type="string">
            <text:p>m.piel@alphacadet.fr</text:p>
          </table:table-cell>
          <table:table-cell office:value-type="string">
            <text:p>mpiel</text:p>
          </table:table-cell>
          <table:table-cell office:value-type="string">
            <text:p>G</text:p>
          </table:table-cell>
        </table:table-row>
      </table:table>
      <table:named-expressions>
        <table:named-range table:name="rights" table:base-cell-address="$Feuille1.$Z$27" table:cell-range-address="$Feuille1.$C$11:.$Z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/11/2009</text:date>, <text:time>09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09-11-12T09:54:10.65</dc:date>
    <meta:editing-cycles>30</meta:editing-cycles>
    <meta:editing-duration>PT09H24M11S</meta:editing-duration>
    <meta:document-statistic meta:table-count="2" meta:cell-count="349" meta:object-count="0"/>
    <meta:user-defined meta:name="Info 1"/>
    <meta:user-defined meta:name="Info 2"/>
    <meta:user-defined meta:name="Info 3"/>
    <meta:user-defined meta:name="Info 4"/>
  </office:meta>
</office:document-meta>
</file>